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12ee" officeooo:paragraph-rsid="001412ee"/>
    </style:style>
    <style:style style:name="P2" style:family="paragraph" style:parent-style-name="Standard">
      <style:paragraph-properties fo:text-align="center" style:justify-single-word="false"/>
      <style:text-properties officeooo:rsid="001412ee" officeooo:paragraph-rsid="001412ee"/>
    </style:style>
    <style:style style:name="P3" style:family="paragraph" style:parent-style-name="Standard">
      <style:text-properties officeooo:paragraph-rsid="001412ee"/>
    </style:style>
    <style:style style:name="P4" style:family="paragraph" style:parent-style-name="Standard">
      <style:paragraph-properties fo:text-align="center" style:justify-single-word="false"/>
      <style:text-properties officeooo:paragraph-rsid="001412ee"/>
    </style:style>
    <style:style style:name="P5" style:family="paragraph" style:parent-style-name="Standard">
      <style:paragraph-properties fo:text-align="start" style:justify-single-word="false"/>
      <style:text-properties officeooo:paragraph-rsid="001412ee"/>
    </style:style>
    <style:style style:name="P6" style:family="paragraph" style:parent-style-name="Standard">
      <style:paragraph-properties fo:text-align="start" style:justify-single-word="false"/>
      <style:text-properties officeooo:paragraph-rsid="0016101e"/>
    </style:style>
    <style:style style:name="P7" style:family="paragraph" style:parent-style-name="Standard">
      <style:paragraph-properties fo:text-align="start" style:justify-single-word="false"/>
      <style:text-properties officeooo:paragraph-rsid="0016e558"/>
    </style:style>
    <style:style style:name="P8" style:family="paragraph" style:parent-style-name="Standard">
      <style:paragraph-properties fo:text-align="start" style:justify-single-word="false"/>
      <style:text-properties officeooo:paragraph-rsid="00267f78"/>
    </style:style>
    <style:style style:name="P9" style:family="paragraph" style:parent-style-name="Standard">
      <style:paragraph-properties fo:text-align="start" style:justify-single-word="false"/>
      <style:text-properties officeooo:paragraph-rsid="0027ffe9"/>
    </style:style>
    <style:style style:name="P10" style:family="paragraph" style:parent-style-name="Standard">
      <style:paragraph-properties fo:text-align="start" style:justify-single-word="false"/>
      <style:text-properties officeooo:paragraph-rsid="0029bfc7"/>
    </style:style>
    <style:style style:name="P11" style:family="paragraph" style:parent-style-name="Standard">
      <style:paragraph-properties fo:text-align="start" style:justify-single-word="false"/>
      <style:text-properties officeooo:paragraph-rsid="002b7683"/>
    </style:style>
    <style:style style:name="P12" style:family="paragraph" style:parent-style-name="Standard">
      <style:paragraph-properties fo:text-align="start" style:justify-single-word="false"/>
      <style:text-properties officeooo:rsid="0016101e" officeooo:paragraph-rsid="0016101e"/>
    </style:style>
    <style:style style:name="P13" style:family="paragraph" style:parent-style-name="Standard">
      <style:paragraph-properties fo:text-align="start" style:justify-single-word="false"/>
      <style:text-properties officeooo:rsid="0016101e" officeooo:paragraph-rsid="0016e558"/>
    </style:style>
    <style:style style:name="P14" style:family="paragraph" style:parent-style-name="Standard">
      <style:text-properties officeooo:rsid="0016e558" officeooo:paragraph-rsid="0016e558"/>
    </style:style>
    <style:style style:name="P15" style:family="paragraph" style:parent-style-name="Standard">
      <style:paragraph-properties fo:text-align="start" style:justify-single-word="false"/>
      <style:text-properties officeooo:rsid="0016e558" officeooo:paragraph-rsid="0016e558"/>
    </style:style>
    <style:style style:name="P16" style:family="paragraph" style:parent-style-name="Standard">
      <style:text-properties officeooo:rsid="001742f2" officeooo:paragraph-rsid="001742f2"/>
    </style:style>
    <style:style style:name="P17" style:family="paragraph" style:parent-style-name="Standard">
      <style:text-properties officeooo:rsid="0017fc28" officeooo:paragraph-rsid="0017fc28"/>
    </style:style>
    <style:style style:name="P18" style:family="paragraph" style:parent-style-name="Standard">
      <style:text-properties officeooo:paragraph-rsid="0018f2a9"/>
    </style:style>
    <style:style style:name="P19" style:family="paragraph" style:parent-style-name="Standard">
      <style:text-properties officeooo:paragraph-rsid="001aea54"/>
    </style:style>
    <style:style style:name="P20" style:family="paragraph" style:parent-style-name="Standard">
      <style:paragraph-properties fo:text-align="start" style:justify-single-word="false"/>
      <style:text-properties fo:font-weight="bold" officeooo:paragraph-rsid="001412ee" style:font-weight-asian="bold" style:font-weight-complex="bold"/>
    </style:style>
    <style:style style:name="P21" style:family="paragraph" style:parent-style-name="Standard">
      <style:paragraph-properties fo:text-align="start" style:justify-single-word="false"/>
      <style:text-properties fo:font-weight="bold" officeooo:rsid="0016101e" officeooo:paragraph-rsid="0016101e" style:font-weight-asian="bold" style:font-weight-complex="bold"/>
    </style:style>
    <style:style style:name="P22" style:family="paragraph" style:parent-style-name="Standard">
      <style:text-properties fo:font-weight="bold" officeooo:rsid="0016e558" officeooo:paragraph-rsid="0016e558" style:font-weight-asian="bold" style:font-weight-complex="bold"/>
    </style:style>
    <style:style style:name="P23" style:family="paragraph" style:parent-style-name="Standard">
      <style:text-properties fo:font-weight="bold" officeooo:rsid="0017fc28" officeooo:paragraph-rsid="0017fc28" style:font-weight-asian="bold" style:font-weight-complex="bold"/>
    </style:style>
    <style:style style:name="P24" style:family="paragraph" style:parent-style-name="Standard">
      <style:text-properties fo:font-weight="bold" officeooo:rsid="0018f2a9" officeooo:paragraph-rsid="0018f2a9" style:font-weight-asian="bold" style:font-weight-complex="bold"/>
    </style:style>
    <style:style style:name="P25" style:family="paragraph" style:parent-style-name="Standard">
      <style:text-properties fo:font-weight="bold" officeooo:rsid="001c37d4" officeooo:paragraph-rsid="001c37d4" style:font-weight-asian="bold" style:font-weight-complex="bold"/>
    </style:style>
    <style:style style:name="P26" style:family="paragraph" style:parent-style-name="Standard">
      <style:text-properties fo:font-weight="bold" officeooo:rsid="001cc008" officeooo:paragraph-rsid="001cc008" style:font-weight-asian="bold" style:font-weight-complex="bold"/>
    </style:style>
    <style:style style:name="P27" style:family="paragraph" style:parent-style-name="Standard">
      <style:text-properties fo:font-weight="bold" officeooo:rsid="001cf93d" officeooo:paragraph-rsid="001cf93d" style:font-weight-asian="bold" style:font-weight-complex="bold"/>
    </style:style>
    <style:style style:name="P28" style:family="paragraph" style:parent-style-name="Standard">
      <style:text-properties fo:font-weight="bold" officeooo:rsid="001ef276" officeooo:paragraph-rsid="001ef276" style:font-weight-asian="bold" style:font-weight-complex="bold"/>
    </style:style>
    <style:style style:name="P29" style:family="paragraph" style:parent-style-name="Standard">
      <style:text-properties fo:font-weight="bold" officeooo:rsid="00210dcd" officeooo:paragraph-rsid="00210dcd" style:font-weight-asian="bold" style:font-weight-complex="bold"/>
    </style:style>
    <style:style style:name="P30" style:family="paragraph" style:parent-style-name="Standard">
      <style:text-properties fo:font-weight="bold" officeooo:rsid="0021223b" officeooo:paragraph-rsid="0021223b" style:font-weight-asian="bold" style:font-weight-complex="bold"/>
    </style:style>
    <style:style style:name="P31" style:family="paragraph" style:parent-style-name="Standard">
      <style:text-properties fo:font-weight="bold" officeooo:rsid="00226b06" officeooo:paragraph-rsid="00226b06" style:font-weight-asian="bold" style:font-weight-complex="bold"/>
    </style:style>
    <style:style style:name="P32" style:family="paragraph" style:parent-style-name="Standard">
      <style:paragraph-properties fo:text-align="start" style:justify-single-word="false"/>
      <style:text-properties fo:font-weight="bold" officeooo:rsid="002506b3" officeooo:paragraph-rsid="002506b3" style:font-weight-asian="bold" style:font-weight-complex="bold"/>
    </style:style>
    <style:style style:name="P33" style:family="paragraph" style:parent-style-name="Standard">
      <style:paragraph-properties fo:text-align="start" style:justify-single-word="false"/>
      <style:text-properties fo:font-weight="bold" officeooo:rsid="00269924" officeooo:paragraph-rsid="00269924" style:font-weight-asian="bold" style:font-weight-complex="bold"/>
    </style:style>
    <style:style style:name="P34" style:family="paragraph" style:parent-style-name="Standard">
      <style:paragraph-properties fo:text-align="start" style:justify-single-word="false"/>
      <style:text-properties fo:font-weight="bold" officeooo:rsid="0027ffe9" officeooo:paragraph-rsid="0027ffe9" style:font-weight-asian="bold" style:font-weight-complex="bold"/>
    </style:style>
    <style:style style:name="P35" style:family="paragraph" style:parent-style-name="Standard">
      <style:paragraph-properties fo:text-align="start" style:justify-single-word="false"/>
      <style:text-properties fo:font-weight="bold" officeooo:rsid="0027ffe9" officeooo:paragraph-rsid="0029bfc7" style:font-weight-asian="bold" style:font-weight-complex="bold"/>
    </style:style>
    <style:style style:name="P36" style:family="paragraph" style:parent-style-name="Standard">
      <style:paragraph-properties fo:text-align="start" style:justify-single-word="false"/>
      <style:text-properties fo:font-weight="bold" officeooo:rsid="0029bfc7" officeooo:paragraph-rsid="0029bfc7" style:font-weight-asian="bold" style:font-weight-complex="bold"/>
    </style:style>
    <style:style style:name="P37" style:family="paragraph" style:parent-style-name="Standard">
      <style:paragraph-properties fo:text-align="start" style:justify-single-word="false"/>
      <style:text-properties fo:font-weight="bold" officeooo:rsid="002b7683" officeooo:paragraph-rsid="002b7683" style:font-weight-asian="bold" style:font-weight-complex="bold"/>
    </style:style>
    <style:style style:name="P38" style:family="paragraph" style:parent-style-name="Standard">
      <style:text-properties officeooo:paragraph-rsid="001cc008"/>
    </style:style>
    <style:style style:name="P39" style:family="paragraph" style:parent-style-name="Standard">
      <style:text-properties officeooo:paragraph-rsid="001cf93d"/>
    </style:style>
    <style:style style:name="P40" style:family="paragraph" style:parent-style-name="Standard">
      <style:text-properties officeooo:rsid="001cf93d" officeooo:paragraph-rsid="001cf93d"/>
    </style:style>
    <style:style style:name="P41" style:family="paragraph" style:parent-style-name="Standard">
      <style:text-properties officeooo:paragraph-rsid="00210dcd"/>
    </style:style>
    <style:style style:name="P42" style:family="paragraph" style:parent-style-name="Standard">
      <style:text-properties officeooo:paragraph-rsid="0021223b"/>
    </style:style>
    <style:style style:name="P43" style:family="paragraph" style:parent-style-name="Standard">
      <style:text-properties fo:font-weight="normal" officeooo:rsid="00226b06" officeooo:paragraph-rsid="00226b06" style:font-weight-asian="normal" style:font-weight-complex="normal"/>
    </style:style>
    <style:style style:name="P44" style:family="paragraph" style:parent-style-name="Standard">
      <style:paragraph-properties fo:text-align="start" style:justify-single-word="false"/>
      <style:text-properties fo:font-weight="normal" officeooo:rsid="00269924" officeooo:paragraph-rsid="00269924" style:font-weight-asian="normal" style:font-weight-complex="normal"/>
    </style:style>
    <style:style style:name="P45" style:family="paragraph" style:parent-style-name="Standard">
      <style:paragraph-properties fo:text-align="start" style:justify-single-word="false"/>
      <style:text-properties fo:font-weight="normal" officeooo:rsid="0029bfc7" officeooo:paragraph-rsid="0029bfc7" style:font-weight-asian="normal" style:font-weight-complex="normal"/>
    </style:style>
    <style:style style:name="P46" style:family="paragraph" style:parent-style-name="Standard">
      <style:text-properties officeooo:paragraph-rsid="00226b06"/>
    </style:style>
    <style:style style:name="P47" style:family="paragraph" style:parent-style-name="Standard">
      <style:paragraph-properties fo:text-align="start" style:justify-single-word="false"/>
      <style:text-properties officeooo:rsid="00267f78" officeooo:paragraph-rsid="00267f78"/>
    </style:style>
    <style:style style:name="P48" style:family="paragraph" style:parent-style-name="Standard">
      <style:paragraph-properties fo:text-align="start" style:justify-single-word="false"/>
      <style:text-properties officeooo:rsid="0029bfc7" officeooo:paragraph-rsid="0029bfc7"/>
    </style:style>
    <style:style style:name="T1" style:family="text">
      <style:text-properties officeooo:rsid="001412ee"/>
    </style:style>
    <style:style style:name="T2" style:family="text">
      <style:text-properties fo:language="en" fo:country="US"/>
    </style:style>
    <style:style style:name="T3" style:family="text">
      <style:text-properties fo:language="en" fo:country="US" officeooo:rsid="001412ee"/>
    </style:style>
    <style:style style:name="T4" style:family="text">
      <style:text-properties fo:language="en" fo:country="US" officeooo:rsid="0016101e"/>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officeooo:rsid="0016101e" style:font-style-asian="normal" style:font-style-complex="normal"/>
    </style:style>
    <style:style style:name="T7" style:family="text">
      <style:text-properties fo:language="en" fo:country="US" fo:font-style="normal" officeooo:rsid="0016e558" style:font-style-asian="normal" style:font-style-complex="normal"/>
    </style:style>
    <style:style style:name="T8" style:family="text">
      <style:text-properties fo:language="en" fo:country="US" officeooo:rsid="0016e558"/>
    </style:style>
    <style:style style:name="T9" style:family="text">
      <style:text-properties officeooo:rsid="0016101e"/>
    </style:style>
    <style:style style:name="T10" style:family="text">
      <style:text-properties officeooo:rsid="0016e558"/>
    </style:style>
    <style:style style:name="T11" style:family="text">
      <style:text-properties officeooo:rsid="001742f2"/>
    </style:style>
    <style:style style:name="T12" style:family="text">
      <style:text-properties officeooo:rsid="0017fc28"/>
    </style:style>
    <style:style style:name="T13" style:family="text">
      <style:text-properties officeooo:rsid="0018f2a9"/>
    </style:style>
    <style:style style:name="T14" style:family="text">
      <style:text-properties officeooo:rsid="001aea54"/>
    </style:style>
    <style:style style:name="T15" style:family="text">
      <style:text-properties officeooo:rsid="001c37d4"/>
    </style:style>
    <style:style style:name="T16" style:family="text">
      <style:text-properties fo:font-weight="normal" style:font-weight-asian="normal" style:font-weight-complex="normal"/>
    </style:style>
    <style:style style:name="T17" style:family="text">
      <style:text-properties fo:font-weight="normal" officeooo:rsid="001cc008" style:font-weight-asian="normal" style:font-weight-complex="normal"/>
    </style:style>
    <style:style style:name="T18" style:family="text">
      <style:text-properties fo:font-weight="normal" officeooo:rsid="001c37d4" style:font-weight-asian="normal" style:font-weight-complex="normal"/>
    </style:style>
    <style:style style:name="T19" style:family="text">
      <style:text-properties fo:font-weight="normal" officeooo:rsid="001cf93d" style:font-weight-asian="normal" style:font-weight-complex="normal"/>
    </style:style>
    <style:style style:name="T20" style:family="text">
      <style:text-properties fo:font-weight="normal" officeooo:rsid="001ef276" style:font-weight-asian="normal" style:font-weight-complex="normal"/>
    </style:style>
    <style:style style:name="T21" style:family="text">
      <style:text-properties fo:font-weight="normal" officeooo:rsid="001f9d06" style:font-weight-asian="normal" style:font-weight-complex="normal"/>
    </style:style>
    <style:style style:name="T22" style:family="text">
      <style:text-properties fo:font-weight="normal" officeooo:rsid="00210dcd" style:font-weight-asian="normal" style:font-weight-complex="normal"/>
    </style:style>
    <style:style style:name="T23" style:family="text">
      <style:text-properties fo:font-weight="normal" officeooo:rsid="0021223b" style:font-weight-asian="normal" style:font-weight-complex="normal"/>
    </style:style>
    <style:style style:name="T24" style:family="text">
      <style:text-properties fo:font-weight="normal" officeooo:rsid="00226b06" style:font-weight-asian="normal" style:font-weight-complex="normal"/>
    </style:style>
    <style:style style:name="T25" style:family="text">
      <style:text-properties fo:font-weight="normal" officeooo:rsid="0023f6a6" style:font-weight-asian="normal" style:font-weight-complex="normal"/>
    </style:style>
    <style:style style:name="T26" style:family="text">
      <style:text-properties fo:font-weight="normal" officeooo:rsid="0024c563" style:font-weight-asian="normal" style:font-weight-complex="normal"/>
    </style:style>
    <style:style style:name="T27" style:family="text">
      <style:text-properties fo:font-weight="normal" officeooo:rsid="002506b3" style:font-weight-asian="normal" style:font-weight-complex="normal"/>
    </style:style>
    <style:style style:name="T28" style:family="text">
      <style:text-properties fo:font-weight="normal" officeooo:rsid="00267f78" style:font-weight-asian="normal" style:font-weight-complex="normal"/>
    </style:style>
    <style:style style:name="T29" style:family="text">
      <style:text-properties fo:font-weight="normal" officeooo:rsid="0027ffe9" style:font-weight-asian="normal" style:font-weight-complex="normal"/>
    </style:style>
    <style:style style:name="T30" style:family="text">
      <style:text-properties fo:font-weight="normal" officeooo:rsid="0029bfc7" style:font-weight-asian="normal" style:font-weight-complex="normal"/>
    </style:style>
    <style:style style:name="T31" style:family="text">
      <style:text-properties officeooo:rsid="0023f6a6"/>
    </style:style>
    <style:style style:name="T32" style:family="text">
      <style:text-properties style:use-window-font-color="true" loext:opacity="0%" style:font-name="Liberation Serif" fo:font-size="12pt" fo:font-style="normal" fo:font-weight="normal" officeooo:rsid="00267f78" style:font-size-asian="12pt" style:font-style-asian="normal" style:font-weight-asian="normal" style:font-size-complex="12pt" style:font-weight-complex="normal"/>
    </style:style>
    <style:style style:name="T33" style:family="text">
      <style:text-properties style:use-window-font-color="true" loext:opacity="0%" style:font-name="Liberation Serif" fo:font-size="12pt" fo:font-style="normal" fo:font-weight="normal" style:font-size-asian="12pt" style:font-style-asian="normal" style:font-weight-asian="normal" style:font-size-complex="12pt" style:font-weight-complex="normal"/>
    </style:style>
    <style:style style:name="T34" style:family="text">
      <style:text-properties style:use-window-font-color="true" loext:opacity="0%" style:font-name="Liberation Serif" fo:font-size="12pt" fo:font-style="normal" fo:font-weight="normal" officeooo:rsid="0029bfc7" style:font-size-asian="12pt" style:font-style-asian="normal" style:font-weight-asian="normal" style:font-size-complex="12pt" style:font-weight-complex="normal"/>
    </style:style>
    <style:style style:name="T35" style:family="text">
      <style:text-properties style:use-window-font-color="true" loext:opacity="0%" style:font-name="Liberation Serif" fo:font-size="12pt" fo:font-style="normal" fo:font-weight="normal" style:font-size-asian="12pt" style:font-style-asian="normal" style:font-weight-asian="normal" style:font-size-complex="12pt"/>
    </style:style>
    <style:style style:name="T36" style:family="text">
      <style:text-properties style:use-window-font-color="true" loext:opacity="0%" style:font-name="Liberation Serif" fo:font-size="12pt" fo:font-style="normal" fo:font-weight="normal" officeooo:rsid="00269924" style:font-size-asian="12pt" style:font-style-asian="normal" style:font-weight-asian="normal" style:font-size-complex="12pt"/>
    </style:style>
    <style:style style:name="T37" style:family="text">
      <style:text-properties style:use-window-font-color="true" loext:opacity="0%" style:font-name="Liberation Serif" fo:font-size="12pt" fo:font-style="normal" fo:font-weight="normal" officeooo:rsid="00267f78" style:font-size-asian="12pt" style:font-style-asian="normal" style:font-weight-asian="normal" style:font-size-complex="12pt"/>
    </style:style>
    <style:style style:name="T38" style:family="text">
      <style:text-properties style:use-window-font-color="true" loext:opacity="0%" style:font-name="Liberation Serif" fo:font-size="12pt" fo:font-style="normal" style:font-size-asian="12pt" style:font-style-asian="normal" style:font-size-complex="12pt"/>
    </style:style>
    <style:style style:name="T39" style:family="text">
      <style:text-properties style:use-window-font-color="true" loext:opacity="0%" style:font-name="Liberation Serif" fo:font-size="12pt" style:font-size-asian="12pt" style:font-size-complex="12pt"/>
    </style:style>
    <style:style style:name="T40" style:family="text">
      <style:text-properties style:use-window-font-color="true" loext:opacity="0%" style:font-name="Liberation Serif" fo:font-size="12pt" officeooo:rsid="0017fc28" style:font-size-asian="12pt" style:font-size-complex="12pt"/>
    </style:style>
    <style:style style:name="T41" style:family="text">
      <style:text-properties style:use-window-font-color="true" loext:opacity="0%" style:font-name="Liberation Serif" fo:font-size="12pt" officeooo:rsid="002a995b" style:font-size-asian="12pt" style:font-size-complex="12pt"/>
    </style:style>
    <style:style style:name="T42" style:family="text">
      <style:text-properties style:use-window-font-color="true" loext:opacity="0%" style:font-name="Liberation Serif" fo:font-size="12pt" fo:font-weight="normal" style:font-size-asian="12pt" style:font-weight-asian="normal" style:font-size-complex="12pt" style:font-weight-complex="normal"/>
    </style:style>
    <style:style style:name="T43" style:family="text">
      <style:text-properties style:use-window-font-color="true" loext:opacity="0%" style:font-name="Liberation Serif" fo:font-size="12pt" fo:font-weight="normal" officeooo:rsid="0029bfc7" style:font-size-asian="12pt" style:font-weight-asian="normal" style:font-size-complex="12pt" style:font-weight-complex="normal"/>
    </style:style>
    <style:style style:name="T44" style:family="text">
      <style:text-properties style:use-window-font-color="true" loext:opacity="0%" style:font-name="Liberation Serif" fo:font-size="12pt" fo:font-weight="normal" officeooo:rsid="0017fc28" style:font-size-asian="12pt" style:font-weight-asian="normal" style:font-size-complex="12pt" style:font-weight-complex="normal"/>
    </style:style>
    <style:style style:name="T45" style:family="text">
      <style:text-properties style:use-window-font-color="true" loext:opacity="0%" style:font-name="Liberation Serif" fo:font-size="12pt" fo:font-weight="normal" officeooo:rsid="002a995b" style:font-size-asian="12pt" style:font-weight-asian="normal" style:font-size-complex="12pt" style:font-weight-complex="normal"/>
    </style:style>
    <style:style style:name="T46" style:family="text">
      <style:text-properties style:use-window-font-color="true" loext:opacity="0%" style:font-name="Liberation Serif" fo:font-size="12pt" fo:font-weight="normal" officeooo:rsid="002b7683" style:font-size-asian="12pt" style:font-weight-asian="normal" style:font-size-complex="12pt" style:font-weight-complex="normal"/>
    </style:style>
    <style:style style:name="T47" style:family="text">
      <style:text-properties style:use-window-font-color="true" loext:opacity="0%" style:font-name="Liberation Serif" fo:font-size="12pt" fo:font-weight="normal" officeooo:rsid="002cdb51" style:font-size-asian="12pt" style:font-weight-asian="normal" style:font-size-complex="12pt" style:font-weight-complex="normal"/>
    </style:style>
    <style:style style:name="T48" style:family="text">
      <style:text-properties style:use-window-font-color="true" loext:opacity="0%" style:font-name="Liberation Serif" fo:font-size="12pt" fo:font-weight="normal" officeooo:rsid="002d6f4b" style:font-size-asian="12pt" style:font-weight-asian="normal" style:font-size-complex="12pt" style:font-weight-complex="normal"/>
    </style:style>
    <style:style style:name="T49" style:family="text">
      <style:text-properties style:use-window-font-color="true" loext:opacity="0%" style:font-name="Liberation Serif" fo:font-size="12pt" fo:font-weight="bold" officeooo:rsid="002b7683"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hony George</text:p>
      <text:p text:style-name="P1">10/10/2020</text:p>
      <text:p text:style-name="P3"><text:span text:style-name="T1">Student ID: 00698822</text:span></text:p>
      <text:p text:style-name="P3"/>
      <text:p text:style-name="P4"><text:span text:style-name="T1">C950 Project </text:span><text:span text:style-name="T9">Document</text:span></text:p>
      <text:p text:style-name="P2"/>
      <text:p text:style-name="P20"><text:span text:style-name="T1">A: Algorithm Selection</text:span></text:p>
      <text:p text:style-name="P5"><text:tab/><text:span text:style-name="T1">The Algorithm that I used in my program was </text:span><text:span text:style-name="T9">Dijkstra's</text:span><text:span text:style-name="T1"> shortest path. This algorithm allows my program to continuously find the closest package until all packages are routed, optimizing the route that is generated.</text:span></text:p>
      <text:p text:style-name="P5"><text:span text:style-name="T3"/></text:p>
      <text:p text:style-name="P21"><text:span text:style-name="T3">B</text:span><text:span text:style-name="T2">1: Logic Comments</text:span></text:p>
      <text:p text:style-name="P6"><text:span text:style-name="T4"><text:tab/>I wrote out my logic when creating my algorithm in the comments in my code, but the psuedocode goes as follows:</text:span></text:p>
      <text:p text:style-name="P6"><text:span text:style-name="T4"/></text:p>
      <text:p text:style-name="P12"><text:span text:style-name="T2">algorithm(</text:span><text:span text:style-name="T8">current time, miles</text:span><text:span text:style-name="T2">):</text:span></text:p>
      <text:p text:style-name="P12"><text:span text:style-name="T2"><text:tab/>truck = empty list</text:span></text:p>
      <text:p text:style-name="P12"><text:span text:style-name="T2"><text:tab/>truck_len = random number from 6 to 16</text:span></text:p>
      <text:p text:style-name="P12"><text:span text:style-name="T2"><text:tab/>smallest_index = -1</text:span></text:p>
      <text:p text:style-name="P12"><text:span text:style-name="T2"/></text:p>
      <text:p text:style-name="P12"><text:span text:style-name="T2"><text:tab/># adds the first package to the truck</text:span></text:p>
      <text:p text:style-name="P12"><text:span text:style-name="T2"><text:tab/>for</text:span><text:span text:style-name="T5"> i in range(0, len(remaining packages list)):</text:span></text:p>
      <text:p text:style-name="P12"><text:span text:style-name="T5"><text:tab/><text:tab/>if package i is valid:</text:span></text:p>
      <text:p text:style-name="P12"><text:span text:style-name="T5"><text:tab/><text:tab/><text:tab/>if smallest_index == -1:</text:span></text:p>
      <text:p text:style-name="P12"><text:span text:style-name="T5"><text:tab/><text:tab/><text:tab/><text:tab/>smallest_index = i</text:span></text:p>
      <text:p text:style-name="P12"><text:span text:style-name="T5"><text:tab/><text:tab/><text:tab/>else:</text:span></text:p>
      <text:p text:style-name="P6"><text:span text:style-name="T6"><text:tab/><text:tab/><text:tab/><text:tab/>if distance from hub to package i is less than distance from hub to <text:tab/><text:tab/><text:tab/><text:tab/><text:tab/>package smallest_index:</text:span></text:p>
      <text:p text:style-name="P6"><text:span text:style-name="T6"><text:tab/><text:tab/><text:tab/><text:tab/><text:tab/>smallest_index = i</text:span></text:p>
      <text:p text:style-name="P12"><text:span text:style-name="T5"><text:tab/>truck.append(remaining packages list.pop(smallest_index)</text:span></text:p>
      <text:p text:style-name="P12"><text:span text:style-name="T5"/></text:p>
      <text:p text:style-name="P12"><text:span text:style-name="T5"><text:tab/></text:span></text:p>
      <text:p text:style-name="P12"><text:span text:style-name="T5"><text:tab/>if smallest_index != -1:</text:span></text:p>
      <text:p text:style-name="P13"><text:span text:style-name="T5"><text:tab/><text:tab/># loads </text:span><text:span text:style-name="T7">a number of</text:span><text:span text:style-name="T5"> urgent packages</text:span></text:p>
      <text:p text:style-name="P12"><text:span text:style-name="T5"><text:tab/><text:tab/></text:span><text:span text:style-name="T7">urgent packages = random number between 2 and truck_len</text:span></text:p>
      <text:p text:style-name="P6"><text:span text:style-name="T6"><text:tab/><text:tab/>while(len(remaining packages list) and len(truck) &gt; </text:span><text:span text:style-name="T7">urgent packages</text:span><text:span text:style-name="T6">:</text:span></text:p>
      <text:p text:style-name="P12"><text:span text:style-name="T5"><text:tab/><text:tab/><text:tab/>for i in range(0, len(remaining packages list)):</text:span></text:p>
      <text:p text:style-name="P12"><text:span text:style-name="T5"><text:tab/><text:tab/><text:tab/><text:tab/>if package i is valid and is urgent:</text:span></text:p>
      <text:p text:style-name="P12"><text:span text:style-name="T5"><text:tab/><text:tab/><text:tab/><text:tab/><text:tab/>if smallest_index == -1:</text:span></text:p>
      <text:p text:style-name="P12"><text:span text:style-name="T5"><text:tab/><text:tab/><text:tab/><text:tab/><text:tab/><text:tab/>smallest_index = i</text:span></text:p>
      <text:p text:style-name="P12"><text:span text:style-name="T5"><text:tab/><text:tab/><text:tab/><text:tab/><text:tab/>else:</text:span></text:p>
      <text:p text:style-name="P6"><text:span text:style-name="T6"><text:tab/><text:tab/><text:tab/><text:tab/><text:tab/><text:tab/>if distance from hub to package i is less than distance from <text:tab/><text:tab/><text:tab/><text:tab/><text:tab/><text:tab/>hub to package smallest_index:</text:span></text:p>
      <text:p text:style-name="P12"><text:span text:style-name="T5"><text:tab/><text:tab/><text:tab/><text:tab/><text:tab/><text:tab/><text:tab/>smallest_index = I</text:span></text:p>
      <text:p text:style-name="P13"><text:span text:style-name="T5"><text:tab/><text:tab/><text:tab/>truck.append(remaining packages list.pop(smallest_index)</text:span></text:p>
      <text:p text:style-name="P12"><text:span text:style-name="T5"/></text:p>
      <text:p text:style-name="P12"><text:span text:style-name="T5"/></text:p>
      <text:p text:style-name="P12"><text:span text:style-name="T5"/></text:p>
      <text:p text:style-name="P12"><text:span text:style-name="T5"/></text:p>
      <text:p text:style-name="P12"><text:soft-page-break/><text:span text:style-name="T5"><text:tab/><text:tab/></text:span><text:span text:style-name="T7"># loads rest of truck with other packages</text:span></text:p>
      <text:p text:style-name="P13"><text:span text:style-name="T7"><text:tab/><text:tab/></text:span><text:span text:style-name="T5">while(len(remaining packages list) and len(truck) &gt; </text:span><text:span text:style-name="T7">truck_len</text:span><text:span text:style-name="T5">:</text:span></text:p>
      <text:p text:style-name="P13"><text:span text:style-name="T5"><text:tab/><text:tab/><text:tab/>for i in range(0, len(remaining packages list)):</text:span></text:p>
      <text:p text:style-name="P13"><text:span text:style-name="T5"><text:tab/><text:tab/><text:tab/><text:tab/>if package i is valid:</text:span></text:p>
      <text:p text:style-name="P13"><text:span text:style-name="T5"><text:tab/><text:tab/><text:tab/><text:tab/><text:tab/>if smallest_index == -1:</text:span></text:p>
      <text:p text:style-name="P13"><text:span text:style-name="T5"><text:tab/><text:tab/><text:tab/><text:tab/><text:tab/><text:tab/>smallest_index = i</text:span></text:p>
      <text:p text:style-name="P13"><text:span text:style-name="T5"><text:tab/><text:tab/><text:tab/><text:tab/><text:tab/>else:</text:span></text:p>
      <text:p text:style-name="P7"><text:span text:style-name="T6"><text:tab/><text:tab/><text:tab/><text:tab/><text:tab/><text:tab/>if distance from hub to package i is less than distance from <text:tab/><text:tab/><text:tab/><text:tab/><text:tab/><text:tab/>hub to package smallest_index:</text:span></text:p>
      <text:p text:style-name="P13"><text:span text:style-name="T7"><text:tab/><text:tab/><text:tab/><text:tab/><text:tab/><text:tab/><text:tab/>smallest_index = i </text:span></text:p>
      <text:p text:style-name="P13"><text:span text:style-name="T7"><text:tab/><text:tab/><text:tab/></text:span><text:span text:style-name="T5">truck.append(remaining packages list.pop(smallest_index)</text:span></text:p>
      <text:p text:style-name="P13"><text:span text:style-name="T7"><text:tab/></text:span></text:p>
      <text:p text:style-name="P13"><text:span text:style-name="T7"><text:tab/>if smallest_index == -1:</text:span></text:p>
      <text:p text:style-name="P13"><text:span text:style-name="T7"><text:tab/><text:tab/>add an hour to the current time</text:span></text:p>
      <text:p text:style-name="P15"><text:span text:style-name="T5"><text:tab/><text:tab/>empty truck into remaining packages list</text:span></text:p>
      <text:p text:style-name="P1"><text:tab/></text:p>
      <text:p text:style-name="P1"><text:tab/><text:span text:style-name="T10">miles = calculate miles</text:span></text:p>
      <text:p text:style-name="P16"><text:tab/>empty truck into list with routed packages</text:p>
      <text:p text:style-name="P1"/>
      <text:p text:style-name="P1"><text:tab/><text:span text:style-name="T10">if len(remaining packages list) != 0:</text:span></text:p>
      <text:p text:style-name="P1"><text:tab/><text:tab/><text:span text:style-name="T10">miles = algorithm(current time, miles)</text:span></text:p>
      <text:p text:style-name="P3"><text:span text:style-name="T1"><text:tab/></text:span></text:p>
      <text:p text:style-name="P14"><text:tab/>return miles</text:p>
      <text:p text:style-name="P14"/>
      <text:p text:style-name="P14">This will cause <text:span text:style-name="T11">algorithm() to recurse until there are no packages in the remaining packages list and all of the routed packages will have been saved to a list of routed packages (with the proper info included for the program to know the route). The miles will also be updated recursively, containing the total when the recursions are done.</text:span></text:p>
      <text:p text:style-name="P14"/>
      <text:p text:style-name="P22">B2: Application of Programming Models</text:p>
      <text:p text:style-name="P14"><text:tab/><text:span text:style-name="T11">I used Python 3.8 with PyCharm to create my application. </text:span><text:span text:style-name="T12">All data files needed for the application are stored on the same machine hosting the application, so there is no communication protocol or defined interaction semantics.</text:span></text:p>
      <text:p text:style-name="P14"/>
      <text:p text:style-name="P23">B3: Space-Time and Big-O</text:p>
      <text:p text:style-name="P17"><text:tab/>Explained in the comments for the algorithm() in the program, the algorithm runs in O(N^2). Nothing surpasses the O(N^2) defined by the algorithm() throughout the program. <text:span text:style-name="T13">The algorithm, however, is ran 20 times in the main method (making it O(20*N^2)), with a check making sure the miles stay below a certain threshold. So, if that threshold isn’t met multiple times (very rare, but would be the worst case) the program ends up running 20*x*N^2 times, where x is the times the threshold isn’t met, which can hinder the performance.</text:span></text:p>
      <text:p text:style-name="P17"/>
      <text:p text:style-name="P24">B4: Adaptability</text:p>
      <text:p text:style-name="P19"><text:span text:style-name="T13"><text:tab/>The algorithm can handle a growing number of packages without the need for adjustment. The algorithm runs off of the hub_packages length (number of packages that need to be routed), so as long as that changes the algorithm will adjust to it. The maximum truck length and the package hash map size are both set in the code, but they can easily be changed and the algorithm will still work just as well. </text:span></text:p>
      <text:p text:style-name="P19"><text:soft-page-break/><text:span text:style-name="T14">Since the algorithm runs in O(N^2) time complexity, it can handle a growing number of packages, though the higher the number of packages gets, the more time it will take to compute due to exponential growth.</text:span></text:p>
      <text:p text:style-name="P18"/>
      <text:p text:style-name="P24">B5: Software Efficiency and Maintainability</text:p>
      <text:p text:style-name="P18"><text:span text:style-name="T13"><text:tab/></text:span><text:span text:style-name="T14">The algorithm runs in O(N^2) time, which allows it to calculate a route relatively quickly. If it was in O(N^3) or above it would begin to take longer and longer to calculate, especially if a growing number of packages gets introduced. </text:span><text:span text:style-name="T15">My main method has the algorithm run 20 times, and in testing I’ve adjusted that number to up to 1000, and it still only takes a couple of seconds for all of the calculations to finish. If the algorithm ran in O(N^3) time or above it would start to take minutes at that point, so O(N^2) makes a good, efficient solution.</text:span></text:p>
      <text:p text:style-name="P18"><text:tab/></text:p>
      <text:p text:style-name="P18"><text:tab/><text:span text:style-name="T15">Throughout my program I’ve included many comments explaining my thoughts and processes and I have made sure to use the same methods for developing similarly coded sections. This makes my code relatively easy for other developers to understand, repair and enhance.</text:span></text:p>
      <text:p text:style-name="P18"/>
      <text:p text:style-name="P25">B6: Self-Adjusting Data Structures</text:p>
      <text:p text:style-name="P38"><text:span text:style-name="T18"><text:tab/>The hash map I created is a self-adjusting data structure that adapts to data being inserted, removed, or accessed well. </text:span></text:p>
      <text:p text:style-name="P38"><text:span text:style-name="T17"><text:tab/>When data is inserted it is </text:span><text:span text:style-name="T20">set to the specified key</text:span><text:span text:style-name="T17"> to the hash map, meaning that the other data doesn’t need to be accesse</text:span><text:span text:style-name="T20">d</text:span><text:span text:style-name="T17">, adding a minimal amount of running time. </text:span></text:p>
      <text:p text:style-name="P38"><text:span text:style-name="T17"><text:tab/>There is no need for data to be removed with the method I used to create my program, however there is a method to remove data if it’s needed in a future update. This remove method simply replaces the package being removed with None, meaning that no other data needs to be accessed or adjusted when the package is removed, adding a minimal amount of running time. </text:span></text:p>
      <text:p text:style-name="P38"><text:span text:style-name="T17"><text:tab/></text:span><text:span text:style-name="T20">Each package has a key that allows the data to be accessed, so as long as the key is </text:span><text:span text:style-name="T21">used, the other data doesn’t need to be accessed to access the specified package, adding a minimal amount of running time.</text:span></text:p>
      <text:p text:style-name="P38"><text:span text:style-name="T17"/></text:p>
      <text:p text:style-name="P26">C: Original Code</text:p>
      <text:p text:style-name="P38"><text:span text:style-name="T17"><text:tab/>My </text:span><text:span text:style-name="T19">program</text:span><text:span text:style-name="T17"> runs without errors, </text:span><text:span text:style-name="T19">getting rid of invalid routes when they occur and having a section of code ensuring the route doesn’t surpass 140 miles. All packages are delivered before their deadline, all delayed packages are not delivered until they can be, all linked packages are delivered together, and the package with an incorrect address is adjusted at the proper time and not delivered until then. The user can adjust the time via the menu provided and view the status of all packages at any time, which will allows them to verify a proper route. There is also an option to print out all packages in delivery order which sorts them and displays the order and which trucks they’re delivered in, allowing the user to easily verify the generated route.</text:span></text:p>
      <text:p text:style-name="P38"><text:span text:style-name="T19"/></text:p>
      <text:p text:style-name="P27">CI: Identification Information</text:p>
      <text:p text:style-name="P39"><text:span text:style-name="T19"><text:tab/>My first and last name as well as my student ID are included in the first 3 lines of my program.</text:span></text:p>
      <text:p text:style-name="P39"><text:span text:style-name="T19"/></text:p>
      <text:p text:style-name="P27">C2: Process and Flow Comments</text:p>
      <text:p text:style-name="P39"><text:span text:style-name="T19"><text:tab/>I have, to the best of my ability, included comments for every section of code explaining what, how and why that section of code works.</text:span></text:p>
      <text:p text:style-name="P40"><text:span text:style-name="T19"/></text:p>
      <text:p text:style-name="P40"><text:span text:style-name="T19"/></text:p>
      <text:p text:style-name="P40"><text:span text:style-name="T19"/></text:p>
      <text:p text:style-name="P40"><text:span text:style-name="T19"/></text:p>
      <text:p text:style-name="P27"><text:soft-page-break/>D: Data Structure</text:p>
      <text:p text:style-name="P39"><text:span text:style-name="T19"><text:tab/></text:span><text:span text:style-name="T20">I created the HashMap() class in my program which </text:span><text:span text:style-name="T21">basically</text:span><text:span text:style-name="T20"> acts as a list that stores a list at each node. </text:span><text:span text:style-name="T21">A key is set to each node, so the key can be used to access the data at any time. </text:span><text:span text:style-name="T20">This HashMap() is used to store all of the package information used throughout the program and has many methods to update and print information.</text:span></text:p>
      <text:p text:style-name="P39"><text:span text:style-name="T20"/></text:p>
      <text:p text:style-name="P28">D1: Explanation of Data Structure</text:p>
      <text:p text:style-name="P28"><text:tab/><text:span text:style-name="T21">The HashMap() starts by the self.map being initialized to [None] * 40 (determined by a size variable). Once that’s set the program can add packages by using the package ID to get a key_hash (basically just the package ID – 1 since package #1 should be at location 0). Each self.map[key_hash] is then set equal to a list of package information mapped to key_value when the package is added. After all packages are added there are many methods that access the data from the key_values using the key_hash. The methods include updating the assigned truck number, delivery time, en route time, address, retrieving the vertex for comparing distances, searching for packages with certain search terms, and printing the list of packages as well as the packages in delivery order. </text:span></text:p>
      <text:p text:style-name="P28"><text:span text:style-name="T21"/></text:p>
      <text:p text:style-name="P29">E: Hash Table</text:p>
      <text:p text:style-name="P41"><text:span text:style-name="T22"><text:tab/>Using the add() method in the HashMap() class, the program assigns package information to a specified key. The information is stored in the order of (ID, address, city, state, zip, weight, deadline, delivery instructions, en route time (initialized to ‘’ and updated when the route is generated), delivery time (initialized to ‘’ and updated when the route is generated), and truck number (initialized to 0 and updated when the route is generated). The delivery instructions are also checked and the useful information is extracted so the program can use them in the algorithm(). All of that information is stored to the specified key (the program maps it to the Package ID – 1 since it’s a unique number and easy to access).</text:span></text:p>
      <text:p text:style-name="P41"><text:span text:style-name="T22"/></text:p>
      <text:p text:style-name="P29">Look-Up Function</text:p>
      <text:p text:style-name="P41"><text:span text:style-name="T22"><text:tab/>Using the search() method in the HashMap() class, the user can search for packages via their ID, address, city, state, zip, weight, deadline and status. If the user chooses ID or weight, the program checks all packages looking for that exact number (so package 10 doesn’t appear when searching for package 1) and prints all of the information from matching ones. If the user searches for the address, city, state, zip or deadline however, the program uses in so if the user searches for ‘Main’ the addresses ‘123 Main St.’ and ‘485 Main St.’ will both found.</text:span></text:p>
      <text:p text:style-name="P41"><text:span text:style-name="T22"><text:tab/>When I created the hash map I didn’t include status as one of the pieces of stored information, so search has to retrieve the status using the en route and delivery times (in hindsight changing that would make the code a bit tidier in some spots). The way the program does this is by pulling those times and comparing them to the current time, printing the proper status based off of where the current time falls.</text:span></text:p>
      <text:p text:style-name="P29"><text:span text:style-name="T16"/></text:p>
      <text:p text:style-name="P29">G: Interface</text:p>
      <text:p text:style-name="P41"><text:span text:style-name="T22"><text:tab/></text:span><text:span text:style-name="T23">I added a simple menu that allows the user to update the current time and then use search or just use ‘Retrieve status summary’ to get the status and info of any package at any time.</text:span></text:p>
      <text:p text:style-name="P41"><text:span text:style-name="T23"/></text:p>
      <text:p text:style-name="P30">G1-3: Status Checks</text:p>
      <text:p text:style-name="P30"><text:span text:style-name="T16"><text:tab/>Screenshots included in folder (titled based off of corresponding time)</text:span></text:p>
      <text:p text:style-name="P30"><text:span text:style-name="T16"/></text:p>
      <text:p text:style-name="P30"><text:span text:style-name="T16"/></text:p>
      <text:p text:style-name="P30"><text:span text:style-name="T16"/></text:p>
      <text:p text:style-name="P30"><text:span text:style-name="T16"/></text:p>
      <text:p text:style-name="P30"><text:soft-page-break/>H: Screenshots of Code Execution</text:p>
      <text:p text:style-name="P42"><text:span text:style-name="T23"><text:tab/>A screenshot </text:span><text:span text:style-name="T24">(Code Execution) </text:span><text:span text:style-name="T23">showing notifications of data being imported, the route being generated, </text:span><text:span text:style-name="T24">the menu being displayed and the ‘Check miles’ option being chosen and displayed has been includ</text:span><text:span text:style-name="T23">ed. </text:span><text:span text:style-name="T24">Another screenshot (Code Execution Finished) showing the exit option being selected and the code finishing execution with no errors has been included as well.</text:span></text:p>
      <text:p text:style-name="P42"><text:span text:style-name="T24"/></text:p>
      <text:p text:style-name="P31">I1: Strengths of the Chosen Algorithm</text:p>
      <text:p text:style-name="P43"><text:tab/>I used Dijkstra’s shortest path as the basis for my algorithm. One of the strengths of Dijkstra’s is the ability to find the next closest package. This means that when the algorithms looks for the package closest to the hub, it will always find the closest one, rather than an approximation. Another strength of Dijkstra’s is it pops from the list of remaining packages, meaning that it’s easy to tell that all packages have been delivered since the list will be empty.</text:p>
      <text:p text:style-name="P43"/>
      <text:p text:style-name="P31">I2: Verification of the Algorithm</text:p>
      <text:p text:style-name="P31"><text:span text:style-name="T16"><text:tab/>The miles are kept track of throughout the program and there is an option on the main menu to have that number displayed. This is also included in the Code Execution screenshot.</text:span></text:p>
      <text:p text:style-name="P31"><text:span text:style-name="T16"/></text:p>
      <text:p text:style-name="P31">I3 <text:span text:style-name="T31">and I3A</text:span>: Other Possible Algorithms</text:p>
      <text:p text:style-name="P31"><text:tab/><text:span text:style-name="T25">One algorithm I could have used is the Greedy algorithm. This would </text:span><text:span text:style-name="T26">have </text:span><text:span text:style-name="T25">allow</text:span><text:span text:style-name="T26">ed</text:span><text:span text:style-name="T25"> my algorithm to find the first valid package (perhaps within a certain distance) and would </text:span><text:span text:style-name="T26">have</text:span><text:span text:style-name="T25"> save</text:span><text:span text:style-name="T26">d</text:span><text:span text:style-name="T25"> on run time, although potentially giving a less optimal result </text:span><text:span text:style-name="T27">since Dijkstra’s finds the closest package.</text:span></text:p>
      <text:p text:style-name="P46"><text:span text:style-name="T25"><text:tab/></text:span><text:span text:style-name="T27">Another method I could have used for my algorithm is trying to find packages from the weights, rather than weights from packages. I could have added the weights in order by distance, so, for example, the first weight in the distances from the hub would be 1.9 miles at 4300 S 1300 E (84117). Then when the truck is at the hub it would first see if there are any packages at that location and if not, check the next closest location until a package is found, then that package would look at locations closest to it, etc. until the truck is full. This could have improved run time possibly and would have made it so the algorithm doesn’t have to compare every package every loop. I’m unsure what the name for this algorithm is, but it seems like a potential solution.</text:span></text:p>
      <text:p text:style-name="P46"><text:span text:style-name="T27"/></text:p>
      <text:p text:style-name="P32">J: Different Approach</text:p>
      <text:p text:style-name="P8"><text:span text:style-name="T27"><text:tab/>I created a section in the comments for the algorithm() that explains </text:span><text:span text:style-name="T28">what I wish I had done in hindsight and what I would like to go back and do in the future at some point, but I’ll mention the largest one here: </text:span></text:p>
      <text:p text:style-name="P8"><text:span text:style-name="T28"><text:tab/>One </text:span><text:span text:style-name="T32">thing I realized towards the end of developing this code was a large amount of optimization I missed that </text:span><text:span text:style-name="T35">would require reworking a lot of code to implement. As of now, the program adds urgent packages and linked packages side by side, without putting any packages in between. As an example, packages 14, 15, 16, and 20 are all linked and generally get delivered in that order. Packages 15 and 16 have the same address and another package, 34, shares that address with them. However, the way I implemented the linked (and urgent) packages, package 34 will never be delivered alongside 15 and 16 even though it can and should be. In order to make this work I would have to make the program check if any packages can be inserted in between already routed packages instead of just at the end.</text:span></text:p>
      <text:p text:style-name="P47"><text:span text:style-name="T35"/></text:p>
      <text:p text:style-name="P8"><text:span text:style-name="T37"><text:tab/>This is a large regret I have with this project. I know that figuring out how to add this in would help a lot with mileage optimizatio</text:span><text:span text:style-name="T36">n, and at some point I will go back and do that.</text:span></text:p>
      <text:p text:style-name="P8"><text:span text:style-name="T36"/></text:p>
      <text:p text:style-name="P8"><text:span text:style-name="T36"/></text:p>
      <text:p text:style-name="P8"><text:span text:style-name="T36"/></text:p>
      <text:p text:style-name="P8"><text:span text:style-name="T36"/></text:p>
      <text:p text:style-name="P33"><text:soft-page-break/><text:span text:style-name="T38">K1: Verification of Data Structure</text:span><text:span text:style-name="T33"> </text:span><text:span text:style-name="T38">and Solution</text:span></text:p>
      <text:p text:style-name="P44"><text:tab/>My program keeps track of the miles elapsed for each route and saves the best route/miles. There is an option to see the miles elapsed on the main menu, which is shown in the Code Execution screenshot.</text:p>
      <text:p text:style-name="P44"><text:tab/>My program sets the delivery time for all packages with a method called set_delivery_times() and invalidates the route if any of the delivery times are after the specified deadline.</text:p>
      <text:p text:style-name="P44"><text:tab/>I developed and used a class called HashMap() to store package information. The class has methods to update package information, search for packages, and print packages.</text:p>
      <text:p text:style-name="P44"><text:tab/>There are options on the main menu to print elapsed miles, print a status summary at a time that the user can adjust, as well as an option to print the packages in delivery order so the user can see the route easily.</text:p>
      <text:p text:style-name="P44"/>
      <text:p text:style-name="P33">K1A: Efficiency</text:p>
      <text:p text:style-name="P33"><text:tab/><text:span text:style-name="T29">The HashMap() class I developed uses a list that stores a list at each node. By developing this class I was able to add many methods to help efficiently access and update the data stored when needed. For example, when I need to get the vertex from one of the packages, I simply use get_vertex() with the key (package ID) and instead of iterating through the list of packages until the package is found, the key is used as an index to get the data with ease. Since the package information is stored as a list, I can access the delivery times and en route times pretty easily and use that to find the status of any package at any time.</text:span></text:p>
      <text:p text:style-name="P33"><text:span text:style-name="T29"/></text:p>
      <text:p text:style-name="P9"><text:span text:style-name="T30">The methods that add and update parts of package info run in</text:span><text:span text:style-name="T29"> O(1) </text:span><text:span text:style-name="T30">time, with the search and print methods running in O(N). There is a method that runs in O(N^2) time that sorts the list into delivery order and prints them by shipment, allowing for the user to easily view the generated route.</text:span></text:p>
      <text:p text:style-name="P33"><text:span text:style-name="T29"/></text:p>
      <text:p text:style-name="P34"><text:span text:style-name="T38">K1B: Overhead</text:span></text:p>
      <text:p text:style-name="P35"><text:span text:style-name="T38"><text:tab/></text:span><text:span text:style-name="T34">The methods that add and update parts of package info run in</text:span><text:span text:style-name="T33"> O(1) </text:span><text:span text:style-name="T34">time, with the search and print methods running in O(N). There is a method that runs in O(N^2) time that sorts the list into delivery order and prints them by shipment, allowing for the user to easily view the generated route.</text:span></text:p>
      <text:p text:style-name="P35"><text:span text:style-name="T34"/></text:p>
      <text:p text:style-name="P48"><text:span text:style-name="T33">Bandwidth and memory aren’t too much of a concern since </text:span><text:span text:style-name="T42">a</text:span><text:span text:style-name="T44">ll data files needed for the application are stored on the same machine hosting the application.</text:span></text:p>
      <text:p text:style-name="P48"><text:span text:style-name="T44"/></text:p>
      <text:p text:style-name="P36"><text:span text:style-name="T40">K</text:span><text:span text:style-name="T39">1C: Implications</text:span></text:p>
      <text:p text:style-name="P10"><text:span text:style-name="T43"><text:tab/>When more packages are added to the system the HashMap() class is set up to handle it pretty well. You can adjust the size easily by changing one variable and nothing else will need to change. All of the methods but 1 run in O(N) or better, so running time won’t be affected too much. However, when using the method that sorts the packages into delivery order, running time will start getting affected with larger data sets.</text:span></text:p>
      <text:p text:style-name="P10"><text:span text:style-name="T43"/></text:p>
      <text:p text:style-name="P36"><text:span text:style-name="T39">K2 </text:span><text:span text:style-name="T41">and K2A:</text:span><text:span text:style-name="T39"> Other Data Structures</text:span></text:p>
      <text:p text:style-name="P45"><text:span text:style-name="T39"><text:tab/>A dictionary would have been a great data structure to use for the project. You can access the data similarly to the HashMap() class I created, by using a key, which allows for an efficient way to access the data. </text:span><text:span text:style-name="T41">This would have worked very similarly to HashMap(), but would just mean the methods for searching and printing would have to be created elsewhere.</text:span></text:p>
      <text:p text:style-name="P10"><text:span text:style-name="T45"><text:tab/>Another data structure that could have been used is a single list. Each piece of data for each package would be stored on a different line which would mean a package is defined by, in my case, 11 nodes in a list, so in order to access package 1’s data you would use nodes 0-10, for package 2, nodes 11-21, etc. This might be a little more co</text:span><text:span text:style-name="T46">nfusing to use</text:span><text:span text:style-name="T45"> than a dictionary or the HashMap(), </text:span><text:span text:style-name="T46">but it </text:span><text:soft-page-break/><text:span text:style-name="T46">suffice as a solution. In order to search for a package by ID you’d just have to do package ID * 11, and to implement search, if you want to specifically search for the address, you could just check every 11 nodes from the first address.</text:span></text:p>
      <text:p text:style-name="P10"><text:span text:style-name="T46"/></text:p>
      <text:p text:style-name="P37"><text:span text:style-name="T39">L: Sources</text:span></text:p>
      <text:p text:style-name="P11"><text:span text:style-name="T49"><text:tab/></text:span><text:span text:style-name="T47">Followed some of the examples from the C950 online textbook to help develop the HashMap() class (__init__(), add(), get_hash(), delete(), and print() specifically) </text:span><text:span text:style-name="T48">from, Chapter 7.8</text:span><text:span text:style-name="T47">, the Graph() class from Chapter 6.6, and the code in the algorithm() that compares edge weights (check line 823 for an example) from Chapter 6.12.</text:span></text:p>
      <text:p text:style-name="P11"><text:span text:style-name="T47"/></text:p>
      <text:p text:style-name="P37"><text:span text:style-name="T42">Lysechky, R., &amp; Vahid, F. (2013). C950: Data Structures and Algorithms II. <text:tab/>https://learn.zybooks.com/zybook/WGUC950AY20182019</text:span></text:p>
      <text:p text:style-name="P37"><text:span text:style-name="T3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0T11:01:02.612000000</meta:creation-date>
    <dc:date>2020-10-10T15:31:26.395000000</dc:date>
    <meta:editing-duration>PT18M33S</meta:editing-duration>
    <meta:editing-cycles>3</meta:editing-cycles>
    <meta:generator>LibreOffice/7.0.0.3$Windows_X86_64 LibreOffice_project/8061b3e9204bef6b321a21033174034a5e2ea88e</meta:generator>
    <meta:document-statistic meta:table-count="0" meta:image-count="0" meta:object-count="0" meta:page-count="7" meta:paragraph-count="123" meta:word-count="3009" meta:character-count="17479" meta:non-whitespace-character-count="14390"/>
  </office:meta>
</office:document-meta>
</file>